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02cm" fo:min-width="1.40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02cm" fo:min-width="2.125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01cm" fo:min-width="1.599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39cm" fo:min-width="1.118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48cm" fo:min-width="1.38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39cm" fo:min-width="1.387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828cm" fo:min-width="1.476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33cm" fo:min-width="1.836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695cm" fo:min-width="1.925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02cm" fo:min-width="1.088cm"/>
      <style:paragraph-properties style:writing-mode="lr-tb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0.639cm" fo:min-width="0.707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894cm" fo:min-width="0.77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894cm" fo:min-width="0.644cm"/>
      <style:paragraph-properties style:writing-mode="lr-tb"/>
    </style:style>
    <style:style style:name="gr15" style:family="graphic" style:parent-style-name="standard">
      <style:graphic-properties draw:fill="none" draw:fill-color="#808080" draw:auto-grow-height="false" fo:min-height="0.889cm" fo:min-width="3.179cm" fo:wrap-option="no-wrap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48cm" fo:min-width="2.194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648cm" fo:min-width="1.476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648cm" fo:min-width="1.745cm"/>
      <style:paragraph-properties style:writing-mode="lr-tb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1.401cm" fo:min-width="3.056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714cm" fo:min-width="2.105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714cm" fo:min-width="2.374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714cm" fo:min-width="1.925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714cm" fo:min-width="3.401cm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.02cm" fo:min-width="2.566cm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703cm" fo:min-width="0.77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03cm" fo:min-width="1.215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648cm" fo:min-width="1.764cm"/>
      <style:paragraph-properties style:writing-mode="lr-tb"/>
    </style:style>
    <style:style style:name="gr28" style:family="graphic" style:parent-style-name="standard">
      <style:graphic-properties draw:stroke="none" draw:fill="none" draw:fill-color="#ffffff" draw:auto-grow-width="true" fo:min-height="0.685cm" fo:min-width="2.916cm"/>
      <style:paragraph-properties style:writing-mode="lr-tb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-color="#dddddd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="none" draw:fill-color="#808080"/>
    </style:style>
    <style:style style:name="P13" style:family="paragraph">
      <style:paragraph-properties fo:text-align="center"/>
      <style:text-properties fo:font-size="14pt" style:text-underline-style="solid" style:text-underline-width="auto" style:text-underline-color="font-color"/>
    </style:style>
    <style:style style:name="P14" style:family="paragraph">
      <loext:graphic-properties draw:fill="none"/>
      <style:paragraph-properties fo:text-align="center"/>
      <style:text-properties fo:font-size="14pt" style:text-underline-style="solid" style:text-underline-width="auto" style:text-underline-color="font-color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18" style:family="paragraph">
      <loext:graphic-properties draw:fill="none"/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19" style:family="paragraph">
      <style:text-properties fo:font-size="14pt"/>
    </style:style>
    <style:style style:name="P20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27cm" svg:x="4.429cm" svg:y="4.683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2.625cm" svg:height="1.27cm" svg:x="14.758cm" svg:y="4.611cm">
          <text:p text:style-name="P3"><text:span text:style-name="T1">Acc</text:span><text:span text:style-name="T1">ou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.967cm" svg:height="1.343cm" svg:x="1.97cm" svg:y="1.562cm">
          <text:p text:style-name="P5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" draw:id="id6" draw:layer="layout" svg:width="2.286cm" svg:height="1.397cm" svg:x="5.58cm" svg:y="1.208cm">
          <text:p text:style-name="P3"><text:span text:style-name="T1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2.667cm" svg:height="1.27cm" svg:x="6.869cm" svg:y="3.072cm">
          <text:p text:style-name="P5">E-mai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3" draw:id="id3" draw:layer="layout" svg:width="2.667cm" svg:height="1.397cm" svg:x="1.127cm" svg:y="6.315cm">
          <text:p text:style-name="P3"><text:span text:style-name="T1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2.667cm" svg:height="1.397cm" svg:x="4.229cm" svg:y="7.477cm">
          <text:p text:style-name="P3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" draw:id="id1" draw:layer="layout" svg:width="2.794cm" svg:height="1.524cm" svg:x="1.127cm" svg:y="3.529cm">
          <text:p text:style-name="P8"><text:span text:style-name="T2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3.921cm" svg:y1="4.291cm" svg:x2="4.429cm" svg:y2="5.318cm" draw:start-shape="id1" draw:start-glue-point="10" draw:end-shape="id2" svg:d="M3921 4291l508 1027" svg:viewBox="0 0 509 1028">
          <text:p/>
        </draw:connector>
        <draw:connector draw:style-name="gr8" draw:text-style-name="P10" draw:layer="layout" draw:type="line" svg:x1="3.404cm" svg:y1="6.519cm" svg:x2="4.429cm" svg:y2="5.318cm" draw:start-shape="id3" draw:start-glue-point="11" draw:end-shape="id2" draw:end-glue-point="3" svg:d="M3404 6519l1025-1201" svg:viewBox="0 0 1026 1202">
          <text:p/>
        </draw:connector>
        <draw:connector draw:style-name="gr8" draw:text-style-name="P10" draw:layer="layout" draw:type="line" svg:x1="5.563cm" svg:y1="7.477cm" svg:x2="5.381cm" svg:y2="5.953cm" draw:start-shape="id4" draw:start-glue-point="4" draw:end-shape="id2" draw:end-glue-point="2" svg:d="M5563 7477l-182-1524" svg:viewBox="0 0 183 1525">
          <text:p/>
        </draw:connector>
        <draw:connector draw:style-name="gr8" draw:text-style-name="P10" draw:layer="layout" draw:type="line" svg:x1="6.869cm" svg:y1="3.707cm" svg:x2="5.381cm" svg:y2="4.683cm" draw:start-shape="id5" draw:start-glue-point="6" draw:end-shape="id2" draw:end-glue-point="0" svg:d="M6869 3707l-1488 976" svg:viewBox="0 0 1489 977">
          <text:p/>
        </draw:connector>
        <draw:connector draw:style-name="gr8" draw:text-style-name="P10" draw:layer="layout" draw:type="line" svg:x1="5.914cm" svg:y1="2.401cm" svg:x2="5.381cm" svg:y2="4.683cm" draw:start-shape="id6" draw:start-glue-point="7" draw:end-shape="id2" draw:end-glue-point="0" svg:d="M5914 2401l-533 2282" svg:viewBox="0 0 534 2283">
          <text:p/>
        </draw:connector>
        <draw:connector draw:style-name="gr8" draw:text-style-name="P10" draw:layer="layout" draw:type="line" svg:x1="4.503cm" svg:y1="2.709cm" svg:x2="5.381cm" svg:y2="4.683cm" draw:start-shape="id7" draw:start-glue-point="9" draw:end-shape="id2" draw:end-glue-point="0" svg:d="M4503 2709l878 1974" svg:viewBox="0 0 879 1975">
          <text:p/>
        </draw:connector>
        <draw:connector draw:style-name="gr8" draw:text-style-name="P10" draw:layer="layout" draw:type="line" svg:x1="6.334cm" svg:y1="5.318cm" svg:x2="9.263cm" svg:y2="5.318cm" draw:start-shape="id2" draw:start-glue-point="1" draw:end-shape="id8" draw:end-glue-point="5" svg:d="M6334 5318h2929" svg:viewBox="0 0 2930 1">
          <text:p/>
        </draw:connector>
        <draw:custom-shape draw:style-name="gr9" draw:text-style-name="P9" xml:id="id9" draw:id="id9" draw:layer="layout" svg:width="3.302cm" svg:height="1.389cm" svg:x="12.049cm" svg:y="1.681cm">
          <text:p text:style-name="P8"><text:span text:style-name="T2">User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7" xml:id="id11" draw:id="id11" draw:layer="layout" svg:width="3.429cm" svg:height="1.335cm" svg:x="15.859cm" svg:y="1.951cm">
          <text:p text:style-name="P3"><text:span text:style-name="T1">Passwor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0" draw:layer="layout" draw:type="line" svg:x1="13.7cm" svg:y1="3.07cm" svg:x2="16.07cm" svg:y2="4.611cm" draw:start-shape="id9" draw:start-glue-point="8" draw:end-shape="id10" draw:end-glue-point="0" svg:d="M13700 3070l2370 1541" svg:viewBox="0 0 2371 1542">
          <text:p/>
        </draw:connector>
        <draw:connector draw:style-name="gr8" draw:text-style-name="P10" draw:layer="layout" draw:type="line" svg:x1="17.574cm" svg:y1="3.286cm" svg:x2="16.07cm" svg:y2="4.611cm" draw:start-shape="id11" draw:start-glue-point="8" draw:end-shape="id10" draw:end-glue-point="0" svg:d="M17574 3286l-1504 1325" svg:viewBox="0 0 1505 1326">
          <text:p/>
        </draw:connector>
        <draw:custom-shape draw:style-name="gr11" draw:text-style-name="P6" xml:id="id8" draw:id="id8" draw:layer="layout" svg:width="3.175cm" svg:height="2.54cm" svg:x="9.263cm" svg:y="4.048cm">
          <text:p text:style-name="P5"><text:span text:style-name="T3">Creat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0" draw:layer="layout" draw:type="line" svg:x1="12.438cm" svg:y1="5.318cm" svg:x2="14.758cm" svg:y2="5.246cm" draw:start-shape="id8" draw:start-glue-point="7" draw:end-shape="id10" draw:end-glue-point="3" svg:d="M12438 5318l2320-72" svg:viewBox="0 0 2321 73">
          <text:p/>
        </draw:connector>
        <draw:custom-shape draw:style-name="gr12" draw:text-style-name="P11" xml:id="id12" draw:id="id12" draw:layer="layout" svg:width="2.413cm" svg:height="2.667cm" svg:x="9.636cm" svg:y="7.723cm">
          <text:p text:style-name="P3"><text:span text:style-name="T1">IS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10" draw:layer="layout" draw:type="line" svg:x1="6.334cm" svg:y1="5.318cm" svg:x2="10.843cm" svg:y2="7.723cm" draw:start-shape="id2" draw:start-glue-point="1" draw:end-shape="id12" draw:end-glue-point="4" svg:d="M6334 5318l4509 2405" svg:viewBox="0 0 4510 2406">
          <text:p/>
        </draw:connector>
        <draw:custom-shape draw:style-name="gr2" draw:text-style-name="P4" xml:id="id13" draw:id="id13" draw:layer="layout" svg:width="2.625cm" svg:height="1.27cm" svg:x="1.59cm" svg:y="11.811cm">
          <text:p text:style-name="P3"><text:span text:style-name="T1">Buy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2.625cm" svg:height="1.27cm" svg:x="16.978cm" svg:y="11.727cm">
          <text:p text:style-name="P3"><text:span text:style-name="T1">Seller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10.843cm" svg:y1="10.39cm" svg:x2="2.902cm" svg:y2="11.811cm" draw:start-shape="id12" draw:start-glue-point="7" draw:end-shape="id13" draw:end-glue-point="0" svg:d="M10843 10390l-7941 1421" svg:viewBox="0 0 7942 1422">
          <text:p/>
        </draw:connector>
        <draw:connector draw:style-name="gr8" draw:text-style-name="P10" draw:layer="layout" draw:type="line" svg:x1="10.843cm" svg:y1="10.39cm" svg:x2="18.29cm" svg:y2="11.727cm" draw:start-shape="id12" draw:start-glue-point="7" draw:end-shape="id14" draw:end-glue-point="0" svg:d="M10843 10390l7447 1337" svg:viewBox="0 0 7448 1338">
          <text:p/>
        </draw:connector>
        <draw:custom-shape draw:style-name="gr13" draw:text-style-name="P7" xml:id="id15" draw:id="id15" draw:layer="layout" svg:width="2.54cm" svg:height="2.286cm" svg:x="1.567cm" svg:y="14.889cm">
          <text:p text:style-name="P3"><text:span text:style-name="T1">Buy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7" xml:id="id16" draw:id="id16" draw:layer="layout" svg:width="2.286cm" svg:height="2.286cm" svg:x="17.116cm" svg:y="14.978cm">
          <text:p text:style-name="P3"><text:span text:style-name="T1">Off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0" draw:layer="layout" draw:type="line" svg:x1="2.902cm" svg:y1="13.081cm" svg:x2="2.837cm" svg:y2="14.889cm" draw:start-shape="id13" draw:start-glue-point="2" draw:end-shape="id15" draw:end-glue-point="4" svg:d="M2902 13081l-65 1808" svg:viewBox="0 0 66 1809">
          <text:p/>
        </draw:connector>
        <draw:connector draw:style-name="gr8" draw:text-style-name="P10" draw:layer="layout" draw:type="line" svg:x1="18.29cm" svg:y1="12.997cm" svg:x2="18.259cm" svg:y2="14.978cm" draw:start-shape="id14" draw:start-glue-point="2" draw:end-shape="id16" draw:end-glue-point="4" svg:d="M18290 12997l-31 1981" svg:viewBox="0 0 32 1982">
          <text:p/>
        </draw:connector>
        <draw:connector draw:style-name="gr8" draw:text-style-name="P10" draw:layer="layout" draw:type="line" svg:x1="18.259cm" svg:y1="17.264cm" svg:x2="12.987cm" svg:y2="18.815cm" draw:start-shape="id16" draw:start-glue-point="6" draw:end-shape="id17" draw:end-glue-point="1" svg:d="M18259 17264l-5272 1551" svg:viewBox="0 0 5273 1552">
          <text:p/>
        </draw:connector>
        <draw:custom-shape draw:style-name="gr15" draw:text-style-name="P12" xml:id="id17" draw:id="id17" draw:layer="layout" svg:width="3.937cm" svg:height="1.397cm" svg:x="9.05cm" svg:y="18.117cm">
          <text:p><text:span text:style-name="T1">Direct</text:span> <text:span text:style-name="T1">Buy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8" draw:text-style-name="P10" draw:layer="layout" draw:type="line" svg:x1="2.837cm" svg:y1="17.175cm" svg:x2="9.05cm" svg:y2="18.815cm" draw:start-shape="id15" draw:start-glue-point="6" draw:end-shape="id17" draw:end-glue-point="3" svg:d="M2837 17175l6213 1640" svg:viewBox="0 0 6214 1641">
          <text:p/>
        </draw:connector>
        <draw:custom-shape draw:style-name="gr16" draw:text-style-name="P14" xml:id="id19" draw:id="id19" draw:layer="layout" svg:width="3.81cm" svg:height="1.27cm" svg:x="15.224cm" svg:y="25.765cm">
          <text:p text:style-name="P13"><text:span text:style-name="T4">Product 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12.738cm" svg:y1="23.472cm" svg:x2="15.224cm" svg:y2="26.4cm" draw:start-shape="id18" draw:start-glue-point="1" draw:end-shape="id19" draw:end-glue-point="6" svg:d="M12738 23472l2486 2928" svg:viewBox="0 0 2487 2929">
          <text:p/>
        </draw:connector>
        <draw:custom-shape draw:style-name="gr17" draw:text-style-name="P7" xml:id="id20" draw:id="id20" draw:layer="layout" svg:width="2.794cm" svg:height="1.27cm" svg:x="15.932cm" svg:y="18.183cm">
          <text:p text:style-name="P3"><text:span text:style-name="T1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12.987cm" svg:y1="18.815cm" svg:x2="15.932cm" svg:y2="18.818cm" draw:end-shape="id20" draw:end-glue-point="6" svg:d="M12987 18815l2945 3" svg:viewBox="0 0 2946 4">
          <text:p/>
        </draw:connector>
        <draw:custom-shape draw:style-name="gr18" draw:text-style-name="P7" xml:id="id21" draw:id="id21" draw:layer="layout" svg:width="3.175cm" svg:height="1.27cm" svg:x="15.986cm" svg:y="20.593cm">
          <text:p text:style-name="P3"><text:span text:style-name="T1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12.987cm" svg:y1="18.815cm" svg:x2="15.986cm" svg:y2="21.228cm" draw:end-shape="id21" draw:end-glue-point="6" svg:d="M12987 18815l2999 2413" svg:viewBox="0 0 3000 2414">
          <text:p/>
        </draw:connector>
        <draw:custom-shape draw:style-name="gr19" draw:text-style-name="P11" xml:id="id18" draw:id="id18" draw:layer="layout" svg:width="3.556cm" svg:height="1.651cm" svg:x="9.182cm" svg:y="22.647cm">
          <text:p text:style-name="P3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22" draw:id="id22" draw:layer="layout" svg:width="3.683cm" svg:height="1.362cm" svg:x="3.413cm" svg:y="20.939cm">
          <text:p text:style-name="P3"><text:span text:style-name="T1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7.096cm" svg:y1="21.62cm" svg:x2="9.182cm" svg:y2="23.472cm" draw:start-shape="id22" draw:start-glue-point="10" draw:end-shape="id18" draw:end-glue-point="3" svg:d="M7096 21620l2086 1852" svg:viewBox="0 0 2087 1853">
          <text:p/>
        </draw:connector>
        <draw:custom-shape draw:style-name="gr21" draw:text-style-name="P7" xml:id="id23" draw:id="id23" draw:layer="layout" svg:width="4.064cm" svg:height="1.362cm" svg:x="2.651cm" svg:y="23.133cm">
          <text:p text:style-name="P3"><text:span text:style-name="T1">Shipping</text:span> <text:span text:style-name="T1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6.715cm" svg:y1="23.814cm" svg:x2="9.182cm" svg:y2="23.472cm" draw:start-shape="id23" draw:start-glue-point="10" draw:end-shape="id18" draw:end-glue-point="3" svg:d="M6715 23814l2467-342" svg:viewBox="0 0 2468 343">
          <text:p/>
        </draw:connector>
        <draw:custom-shape draw:style-name="gr22" draw:text-style-name="P7" xml:id="id24" draw:id="id24" draw:layer="layout" svg:width="3.429cm" svg:height="1.362cm" svg:x="3.413cm" svg:y="25.546cm">
          <text:p text:style-name="P3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6.842cm" svg:y1="26.227cm" svg:x2="9.182cm" svg:y2="23.472cm" draw:start-shape="id24" draw:start-glue-point="10" draw:end-shape="id18" draw:end-glue-point="3" svg:d="M6842 26227l2340-2755" svg:viewBox="0 0 2341 2756">
          <text:p/>
        </draw:connector>
        <draw:custom-shape draw:style-name="gr23" draw:text-style-name="P16" xml:id="id25" draw:id="id25" draw:layer="layout" svg:width="5.515cm" svg:height="1.362cm" svg:x="8.212cm" svg:y="25.962cm">
          <text:p text:style-name="P15"><text:span text:style-name="T1">Date of expi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10.97cm" svg:y1="25.962cm" svg:x2="10.96cm" svg:y2="24.298cm" draw:start-shape="id25" draw:start-glue-point="4" draw:end-shape="id18" draw:end-glue-point="2" svg:d="M10970 25962l-10-1664" svg:viewBox="0 0 11 1665">
          <text:p/>
        </draw:connector>
        <draw:custom-shape draw:style-name="gr16" draw:text-style-name="P9" xml:id="id26" draw:id="id26" draw:layer="layout" svg:width="3.81cm" svg:height="1.27cm" svg:x="15.351cm" svg:y="23.606cm">
          <text:p text:style-name="P8"><text:span text:style-name="T5">Keyw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12.738cm" svg:y1="23.472cm" svg:x2="15.351cm" svg:y2="24.241cm" draw:start-shape="id18" draw:start-glue-point="1" draw:end-shape="id26" draw:end-glue-point="6" svg:d="M12738 23472l2613 769" svg:viewBox="0 0 2614 770">
          <text:p/>
        </draw:connector>
        <draw:connector draw:style-name="gr8" draw:text-style-name="P10" draw:layer="layout" draw:type="line" svg:x1="11.018cm" svg:y1="19.514cm" svg:x2="10.96cm" svg:y2="22.647cm" draw:start-shape="id17" draw:start-glue-point="2" draw:end-shape="id18" draw:end-glue-point="0" svg:d="M11018 19514l-58 3133" svg:viewBox="0 0 59 3134">
          <text:p/>
        </draw:connector>
        <draw:custom-shape draw:style-name="gr24" draw:text-style-name="P4" xml:id="id28" draw:id="id28" draw:layer="layout" svg:width="3.066cm" svg:height="1.27cm" svg:x="9.418cm" svg:y="12.403cm">
          <text:p text:style-name="P3"><text:span text:style-name="T1">Paym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27" draw:id="id27" draw:layer="layout" svg:width="2.54cm" svg:height="1.905cm" svg:x="5.48cm" svg:y="12.203cm">
          <text:p text:style-name="P5"><text:span text:style-name="T1">Mak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6" xml:id="id29" draw:id="id29" draw:layer="layout" svg:width="3.429cm" svg:height="1.905cm" svg:x="13.4cm" svg:y="13.092cm">
          <text:p text:style-name="P5"><text:span text:style-name="T1">Receiv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xml:id="id30" draw:id="id30" draw:layer="layout" svg:width="2.667cm" svg:height="1.27cm" svg:x="5.48cm" svg:y="15.005cm">
          <text:p text:style-name="P3"><text:span text:style-name="T1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31" draw:id="id31" draw:layer="layout" svg:width="2.667cm" svg:height="1.27cm" svg:x="8.755cm" svg:y="16.078cm">
          <text:p text:style-name="P15"><text:span text:style-name="T1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32" draw:id="id32" draw:layer="layout" svg:width="3.202cm" svg:height="1.27cm" svg:x="12.276cm" svg:y="15.613cm">
          <text:p text:style-name="P17"><text:span text:style-name="T2">Payment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4.215cm" svg:y1="12.446cm" svg:x2="5.48cm" svg:y2="13.156cm" draw:start-shape="id13" draw:start-glue-point="1" draw:end-shape="id27" draw:end-glue-point="5" svg:d="M4215 12446l1265 710" svg:viewBox="0 0 1266 711">
          <text:p/>
        </draw:connector>
        <draw:connector draw:style-name="gr8" draw:text-style-name="P10" draw:layer="layout" draw:type="line" svg:x1="8.02cm" svg:y1="13.156cm" svg:x2="9.418cm" svg:y2="13.038cm" draw:start-shape="id27" draw:start-glue-point="7" draw:end-shape="id28" draw:end-glue-point="3" svg:d="M8020 13156l1398-118" svg:viewBox="0 0 1399 119">
          <text:p/>
        </draw:connector>
        <draw:connector draw:style-name="gr8" draw:text-style-name="P10" draw:layer="layout" draw:type="line" svg:x1="12.484cm" svg:y1="13.038cm" svg:x2="13.4cm" svg:y2="14.045cm" draw:start-shape="id28" draw:start-glue-point="1" draw:end-shape="id29" draw:end-glue-point="5" svg:d="M12484 13038l916 1007" svg:viewBox="0 0 917 1008">
          <text:p/>
        </draw:connector>
        <draw:connector draw:style-name="gr8" draw:text-style-name="P10" draw:layer="layout" draw:type="line" svg:x1="16.978cm" svg:y1="12.362cm" svg:x2="16.829cm" svg:y2="14.045cm" draw:start-shape="id14" draw:start-glue-point="3" draw:end-shape="id29" draw:end-glue-point="7" svg:d="M16978 12362l-149 1683" svg:viewBox="0 0 150 1684">
          <text:p/>
        </draw:connector>
        <draw:connector draw:style-name="gr8" draw:text-style-name="P10" draw:layer="layout" draw:type="line" svg:x1="10.951cm" svg:y1="13.673cm" svg:x2="6.814cm" svg:y2="15.005cm" draw:start-shape="id28" draw:start-glue-point="2" draw:end-shape="id30" draw:end-glue-point="4" svg:d="M10951 13673l-4137 1332" svg:viewBox="0 0 4138 1333">
          <text:p/>
        </draw:connector>
        <draw:connector draw:style-name="gr8" draw:text-style-name="P10" draw:layer="layout" draw:type="line" svg:x1="10.951cm" svg:y1="13.673cm" svg:x2="10.089cm" svg:y2="16.078cm" draw:start-shape="id28" draw:start-glue-point="2" draw:end-shape="id31" draw:end-glue-point="4" svg:d="M10951 13673l-862 2405" svg:viewBox="0 0 863 2406">
          <text:p/>
        </draw:connector>
        <draw:connector draw:style-name="gr8" draw:text-style-name="P10" draw:layer="layout" draw:type="line" svg:x1="10.951cm" svg:y1="13.673cm" svg:x2="13.877cm" svg:y2="15.613cm" draw:start-shape="id28" draw:start-glue-point="2" draw:end-shape="id32" draw:end-glue-point="4" svg:d="M10951 13673l2926 1940" svg:viewBox="0 0 2927 1941">
          <text:p/>
        </draw:connector>
        <draw:frame draw:style-name="gr28" draw:text-style-name="P20" draw:layer="layout" svg:width="10.7cm" svg:height="0.935cm" svg:x="5.208cm" svg:y="27.629cm">
          <draw:text-box>
            <text:p text:style-name="P19">Fig: ER diagram for classified advertising platfor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34:31.908454196</meta:creation-date>
    <dc:date>2021-02-18T17:22:09.568213478</dc:date>
    <meta:editing-duration>PT2M53S</meta:editing-duration>
    <meta:editing-cycles>1</meta:editing-cycles>
    <meta:document-statistic meta:object-count="66"/>
    <meta:generator>LibreOffice/6.4.6.2$Linux_X86_64 LibreOffice_project/40$Build-2</meta:generator>
  </office:meta>
</office:document-meta>
</file>